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B00000457205763F69047F9A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73cm" svg:y="-0.302cm" svg:width="18.641cm" svg:height="25.989cm" draw:z-index="0"><draw:image xlink:href="Pictures/10000000000003BB00000457205763F69047F9A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31:01.199419306</meta:creation-date>
    <dc:date>2023-12-05T10:33:28.997848736</dc:date>
    <meta:editing-duration>PT2M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